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462" officeooo:paragraph-rsid="00066462"/>
    </style:style>
    <style:style style:name="P2" style:family="paragraph" style:parent-style-name="Standard">
      <style:text-properties officeooo:paragraph-rsid="00076063"/>
    </style:style>
    <style:style style:name="T1" style:family="text">
      <style:text-properties officeooo:rsid="00076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placed 3 switches in a row, and then, 12 PCs in a row underneath them. I used the Copper Cross-Over Cable to connect the switches to each other. I used the Gigabit Ethernet 01 to connect Switch <text:span text:style-name="T1">1</text:span> to Switch <text:span text:style-name="T1">2</text:span>, and Gigabit Ethernet 02 to connect Switch <text:span text:style-name="T1">2</text:span> to Switch <text:span text:style-name="T1">3</text:span>. <text:span text:style-name="T1">Note that I changed the names of the Switches to start at 1 instead of 0.</text:span> Then, I used the Copper Straight-Through Cable to connect four PCs to each Switch, and each of those connections were Fast Ethernet Connections.</text:p>
      <text:p text:style-name="P1"/>
      <text:p text:style-name="P2"><text:span text:style-name="T1">Next up was adding the VLAN Databases; </text:span>VLAN 10 (HR), VLAN 20 (Finance), VLAN 30 (Sales), VLAN 40 (IT). <text:span text:style-name="T1">Also, making sure that all the Switches were Trunked and the Fast Ethernet Connections had the right VLAN assigned to them. I just kept it simple and put 10 on FastEthernet0/1, 20 on FastEthernet0/2, etc. Then, I configured the IP Addresses and changed the name of the PCs to tell which IP Address I gave to each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0:27:57.483000000</meta:creation-date>
    <meta:generator>EasyOffice/7.6.2.1.0$Windows_X86_64 LibreOffice_project/0bc4d647150f05f02b71ccb5539a4012b57f1faf</meta:generator>
    <dc:date>2024-12-10T23:07:55.260000000</dc:date>
    <meta:editing-duration>PT5H53M48S</meta:editing-duration>
    <meta:editing-cycles>2</meta:editing-cycles>
    <meta:document-statistic meta:table-count="0" meta:image-count="0" meta:object-count="0" meta:page-count="1" meta:paragraph-count="2" meta:word-count="168" meta:character-count="902" meta:non-whitespace-character-count="736"/>
  </office:meta>
</office:document-meta>
</file>